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b594f" officeooo:paragraph-rsid="000b594f"/>
    </style:style>
    <style:style style:name="P2" style:family="paragraph" style:parent-style-name="Preformatted_20_Text">
      <style:text-properties officeooo:rsid="000d2c55" officeooo:paragraph-rsid="000d2c55"/>
    </style:style>
    <style:style style:name="P3" style:family="paragraph" style:parent-style-name="Preformatted_20_Text">
      <style:text-properties officeooo:rsid="00121e64" officeooo:paragraph-rsid="00121e64"/>
    </style:style>
    <style:style style:name="T1" style:family="text">
      <style:text-properties officeooo:rsid="000de0bd"/>
    </style:style>
    <style:style style:name="T2" style:family="text">
      <style:text-properties officeooo:rsid="00121e64"/>
    </style:style>
    <style:style style:name="T3" style:family="text">
      <style:text-properties officeooo:rsid="0012f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om it may concern,</text:p>
      <text:p text:style-name="P1"/>
      <text:p text:style-name="P2">I would like to express my wish to join &lt;the Master program&gt; starting &lt;dat<text:span text:style-name="T2">e</text:span>&gt;. Allow me to provide some information that may further support my application. I believe that my academic background, experience as well as my comitement and passion to the field. My interest in computer development started early, as I learned <text:span text:style-name="T1">C at 13 years old. The main appeal that computer programming held for me, was the ability to <text:s/>materialize an idea using lines of code. It made an opertune window to express creative ideas. Having gotten some experience in C, I followed with other programming languages such as C++, Visual Basic. This has allowed me to work on some personal projects such as a personal Organiser for planning tasks and schedules written in C++. </text:span></text:p>
      <text:p text:style-name="P3"/>
      <text:p text:style-name="P3">After deciding to follow a carrer in computer science, I joined the compuer science bachelor program of the German University in Cairo. I am currently in my senior year and expected to graduate next semester with highest honors. My current ranking <text:s/>in the class of 2015 is the second top student with GPA 0.89 (based on the german scale starting 0.7). <text:span text:style-name="T3">My chosen study track included subjects such as “Theory of computation”, “Artificial Intelligence” and “Machine Learning”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08:34:08.760176045</dc:date>
    <meta:editing-duration>PT2M32S</meta:editing-duration>
    <meta:editing-cycles>2</meta:editing-cycles>
    <meta:generator>LibreOffice/4.3.2.2.0$Linux_X86_64 LibreOffice_project/430m0$Build-2</meta:generator>
    <meta:document-statistic meta:table-count="0" meta:image-count="0" meta:object-count="0" meta:page-count="1" meta:paragraph-count="3" meta:word-count="209" meta:character-count="1247" meta:non-whitespace-character-count="1037"/>
  </office:meta>
</office:document-meta>
</file>